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list-style-name="LFO1" style:family="paragraph">
      <style:text-properties fo:language="nl" fo:country="NL"/>
    </style:style>
    <style:style style:name="P4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5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6" style:parent-style-name="Standard" style:list-style-name="LFO1" style:family="paragraph">
      <style:text-properties fo:language="nl" fo:country="NL"/>
    </style:style>
    <style:style style:name="P7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8" style:parent-style-name="Standard" style:list-style-name="LFO1" style:family="paragraph">
      <style:text-properties fo:language="nl" fo:country="NL"/>
    </style:style>
    <style:style style:name="P9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10" style:parent-style-name="Standard" style:list-style-name="LFO1" style:family="paragraph">
      <style:text-properties fo:language="nl" fo:country="NL"/>
    </style:style>
    <style:style style:name="P11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12" style:parent-style-name="Standard" style:list-style-name="LFO1" style:family="paragraph">
      <style:text-properties fo:language="nl" fo:country="NL"/>
    </style:style>
    <style:style style:name="P13" style:parent-style-name="Lijstalinea" style:family="paragraph">
      <style:text-properties fo:language="nl" fo:country="NL"/>
    </style:style>
    <style:style style:name="P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T17" style:parent-style-name="Standaardalinea-lettertype" style:family="text">
      <style:text-properties fo:language="nl" fo:country="NL"/>
    </style:style>
    <style:style style:name="T18" style:parent-style-name="Standaardalinea-lettertype" style:family="text">
      <style:text-properties fo:language="nl" fo:country="NL"/>
    </style:style>
    <style:style style:name="T19" style:parent-style-name="Standaardalinea-lettertype" style:family="text">
      <style:text-properties fo:language="nl" fo:country="NL"/>
    </style:style>
  </office:automatic-styles>
  <office:body>
    <office:text text:use-soft-page-breaks="true">
      <text:p text:style-name="P1">Leerdoelen:</text:p>
      <text:p text:style-name="P2"/>
      <text:list text:style-name="LFO1" text:continue-numbering="true">
        <text:list-item>
          <text:p text:style-name="P3">Ik kan uitleggen wat een server is.<text:s/></text:p>
        </text:list-item>
      </text:list>
      <text:p text:style-name="P4">Een computer.<text:s/></text:p>
      <text:p text:style-name="P5">Ik kan uitleggen wat request en responses zijn</text:p>
      <text:list text:style-name="LFO1" text:continue-numbering="true">
        <text:list-item>
          <text:p text:style-name="P6">Ik kan uitleggen wat een IP adres is.</text:p>
        </text:list-item>
      </text:list>
      <text:p text:style-name="P7">Internet Protocol. Computers via internet met elkaar laten communiceren. In een IP netwerk krijgt elke computer een unieke code toegewezen.<text:s/></text:p>
      <text:list text:style-name="LFO1" text:continue-numbering="true">
        <text:list-item>
          <text:p text:style-name="P8">Ik kan uitleggen wat DNS is.</text:p>
        </text:list-item>
      </text:list>
      <text:p text:style-name="P9">Domain Name System</text:p>
      <text:list text:style-name="LFO1" text:continue-numbering="true">
        <text:list-item>
          <text:p text:style-name="P10">Ik kan (grofweg) de stappen uitleggen tussen het opvragen van een HTML pagina todat deze in je browser te zien is.<text:s/></text:p>
        </text:list-item>
      </text:list>
      <text:p text:style-name="P11"/>
      <text:list text:style-name="LFO1" text:continue-numbering="true">
        <text:list-item>
          <text:p text:style-name="P12">Ik begrijp wat het verschil is tussen URI, URN en URL</text:p>
        </text:list-item>
      </text:list>
      <text:p text:style-name="P13"/>
      <text:p text:style-name="P14">URI uniform resource identifier URI</text:p>
      <text:p text:style-name="P15">URN<text:s/>uniform resource name</text:p>
      <text:p text:style-name="P16"><text:span text:style-name="T17">URL</text:span><text:span text:style-name="T18"><text:s/>uniform resource locator; adres van een bestand op het internet.<text:s/></text:span><text:span text:style-name="T19">Dit zijn webpagina’s of afbeeldingen. Ieder bestand krijgt een eigen UR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Andale Sans UI" style:font-name-complex="Tahom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leur</meta:initial-creator>
    <dc:creator>Fleur</dc:creator>
    <meta:creation-date>2019-10-12T19:18:00Z</meta:creation-date>
    <dc:date>2019-10-12T19:18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0" meta:character-count="714" meta:row-count="5" meta:non-whitespace-character-count="605"/>
  </office:meta>
</office:document-meta>
</file>